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7T09:46:17" calcext:value-type="date">
            <text:p>2021-10-07 09:46:17</text:p>
          </table:table-cell>
          <table:table-cell table:style-name="ce22" office:value-type="date" office:date-value="2021-10-07" calcext:value-type="date">
            <text:p>2021-10-0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46M17S" calcext:value-type="time">
            <text:p>09:46:1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7T09:46:17" calcext:value-type="date">
            <text:p>2021-10-07 09:46:17</text:p>
          </table:table-cell>
          <table:table-cell table:style-name="ce23" office:value-type="date" office:date-value="2021-10-07" calcext:value-type="date">
            <text:p>2021-10-0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46M17S" calcext:value-type="time">
            <text:p>21:46:1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7T09:46:17" calcext:value-type="date">
            <text:p>2021-10-07 09:46:17</text:p>
          </table:table-cell>
          <table:table-cell table:style-name="ce24" office:value-type="date" office:date-value="2021-10-07" calcext:value-type="date">
            <text:p>2021-10-0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46M17S" calcext:value-type="time">
            <text:p>09:46:1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7T09:46:17" calcext:value-type="date">
            <text:p>2021-10-07 09:46:17</text:p>
          </table:table-cell>
          <table:table-cell table:style-name="ce25" office:value-type="date" office:date-value="2021-10-07" calcext:value-type="date">
            <text:p>2021-10-0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46M17S" calcext:value-type="time">
            <text:p>21:46:1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7T09:46:17" calcext:value-type="date">
            <text:p>2021-10-07 09:46:17</text:p>
          </table:table-cell>
          <table:table-cell table:style-name="ce26" office:value-type="date" office:date-value="2021-10-07" calcext:value-type="date">
            <text:p>2021-10-0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46M17S" calcext:value-type="time">
            <text:p>09:46:1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7T09:46:17" calcext:value-type="date">
            <text:p>2021-10-07 09:46:17</text:p>
          </table:table-cell>
          <table:table-cell table:style-name="ce27" office:value-type="date" office:date-value="2021-10-07" calcext:value-type="date">
            <text:p>2021-10-0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46M17S" calcext:value-type="time">
            <text:p>21:46:1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7T09:46:17" calcext:value-type="date">
            <text:p>2021-10-07 09:46:17</text:p>
          </table:table-cell>
          <table:table-cell table:style-name="ce28" office:value-type="date" office:date-value="2021-10-07" calcext:value-type="date">
            <text:p>2021-10-0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46M17S" calcext:value-type="time">
            <text:p>09:46:1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7T09:46:17" calcext:value-type="date">
            <text:p>2021-10-07 09:46:17</text:p>
          </table:table-cell>
          <table:table-cell table:style-name="ce29" office:value-type="date" office:date-value="2021-10-07" calcext:value-type="date">
            <text:p>2021-10-0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46M17S" calcext:value-type="time">
            <text:p>21:46:1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7T09:46:17" calcext:value-type="date">
            <text:p>2021-10-07 09:46:17</text:p>
          </table:table-cell>
          <table:table-cell table:style-name="ce30" office:value-type="date" office:date-value="2021-10-07" calcext:value-type="date">
            <text:p>2021-10-0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46M17S" calcext:value-type="time">
            <text:p>09:46:1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7T09:46:17" calcext:value-type="date">
            <text:p>2021-10-07 09:46:17</text:p>
          </table:table-cell>
          <table:table-cell table:style-name="ce31" office:value-type="date" office:date-value="2021-10-07" calcext:value-type="date">
            <text:p>2021-10-0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46M17S" calcext:value-type="time">
            <text:p>21:46:1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09:46:16.5004654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9:46:16</meta:creation-date>
    <meta:generator>LibreOffice/7.1.6.2.0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7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07T09:46:17.849181435</dc:date>
    <dc:title>Ejemplo ODS con UnoGenerator</dc:title>
    <meta:document-statistic meta:table-count="2" meta:cell-count="214" meta:object-count="0"/>
  </office:meta>
</office:document-meta>
</file>